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slajdy-subtitle">
      <style:graphic-properties draw:fill-color="#ffffff" fo:min-height="21cm"/>
    </style:style>
    <style:style style:name="pr2" style:family="presentation" style:parent-style-name="lyt-slajdy-notes">
      <style:graphic-properties draw:fill-color="#ffffff" fo:min-height="12.322cm"/>
    </style:style>
    <style:style style:name="P1" style:family="paragraph">
      <style:paragraph-properties fo:margin-left="1.2cm" fo:margin-right="0cm" fo:text-align="center" fo:text-indent="-0.6cm"/>
    </style:style>
    <style:style style:name="P2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72pt" fo:font-style="normal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center" fo:text-indent="0cm"/>
      <style:text-properties fo:font-size="72pt" fo:font-style="normal" fo:font-weight="bold"/>
    </style:style>
    <style:style style:name="T1" style:family="text">
      <style:text-properties fo:font-family="'Times New Roman'" style:font-family-generic="roman" style:font-pitch="variable" fo:font-size="58pt" fo:font-style="normal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lajdy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-0.00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1. Krzyżu święty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nade wszystko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drzewo przenajszlachetniejsze!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W żadnym lesie takie nie jest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Jedno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na którym sam Bóg jest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Słodkie drzewo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słodkie gwoździ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rozkoszny owoc nosił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2cm" draw:page-number="1" presentation:class="page"/>
          <draw:frame presentation:style-name="pr2" draw:text-style-name="P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slajdy" presentation:presentation-page-layout-name="AL1T0">
        <draw:frame presentation:style-name="pr1" draw:text-style-name="P4" draw:layer="layout" svg:width="28cm" svg:height="21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2. Skłoń gałązki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drzewo święte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Ulżyj członkom tak rozpiętym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Odmień teraz oną srogość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Którąś miało z urodzenia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Spuść lekuchno i cichuchno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Ciało Króla niebieskieg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2cm" draw:page-number="2" presentation:class="page"/>
          <draw:frame presentation:style-name="pr2" draw:text-style-name="P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yt-slajdy" presentation:presentation-page-layout-name="AL1T0">
        <draw:frame presentation:style-name="pr1" draw:text-style-name="P2" draw:layer="layout" svg:width="28cm" svg:height="21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3. Tyś samo było dostojne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Nosić światowe Zbawienie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Przez cię przewóz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jest naprawion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Światu, który był zagubion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Który święta Krew polała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Co z Baranka wypłynęł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2cm" draw:page-number="3" presentation:class="page"/>
          <draw:frame presentation:style-name="pr2" draw:text-style-name="P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lyt-slajdy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4. W jasełkach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leżąc gdy płakał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Już tam był wszystko oglądał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Iż tak haniebnie umrzeć miał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Gdy wszystek świat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odkupić chciał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W on czas między zwierzętam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A teraz między łotrami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2cm" draw:page-number="4" presentation:class="page"/>
          <draw:frame presentation:style-name="pr2" draw:text-style-name="P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lyt-slajdy" presentation:presentation-page-layout-name="AL1T0">
        <draw:frame presentation:style-name="pr1" draw:text-style-name="P2" draw:layer="layout" svg:width="28cm" svg:height="21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5. Niesłychana to jest dobroć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Za kogo na krzyżu umrzeć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Któż to może dzisiaj zdziałać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Za kogo swoją duszę dać?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Sam to Pan Jezus wykonał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Bo nas wiernie umiłował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2cm" draw:page-number="5" presentation:class="page"/>
          <draw:frame presentation:style-name="pr2" draw:text-style-name="P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lyt-slajdy" presentation:presentation-page-layout-name="AL1T0">
        <draw:frame presentation:style-name="pr1" draw:text-style-name="P2" draw:layer="layout" svg:width="28cm" svg:height="21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6. Nędzne by to serce było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co by dziś nie zapłakało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Widząc Stworzyciela swego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na krzyżu zawieszonego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Na słońcu upieczonego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Baranka Wielkanocneg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2cm" draw:page-number="6" presentation:class="page"/>
          <draw:frame presentation:style-name="pr2" draw:text-style-name="P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lyt-slajdy" presentation:presentation-page-layout-name="AL1T0">
        <draw:frame presentation:style-name="pr1" draw:text-style-name="P2" draw:layer="layout" svg:width="28cm" svg:height="21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7. Maryja, matka patrzył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Na członki, co powijała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Powijając całowała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Z tego wielką radość miał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Teraz je widzi sczerniałe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Żyły, stawy w Nim porwan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2cm" draw:page-number="7" presentation:class="page"/>
          <draw:frame presentation:style-name="pr2" draw:text-style-name="P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lyt-slajdy" presentation:presentation-page-layout-name="AL1T0">
        <draw:frame presentation:style-name="pr1" draw:text-style-name="P2" draw:layer="layout" svg:width="28cm" svg:height="21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8. Nie był taki, ani będzi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Żadnemu smutek na świecie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Jaki czysta Panna miał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Wonczas, kiedy narzekała: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Nędzna ja sierota dzisiaj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Do kogóż ja się skłonić ma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2cm" draw:page-number="8" presentation:class="page"/>
          <draw:frame presentation:style-name="pr2" draw:text-style-name="P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lyt-slajdy" presentation:presentation-page-layout-name="AL1T0">
        <draw:frame presentation:style-name="pr1" draw:text-style-name="P2" draw:layer="layout" svg:width="28cm" svg:height="21cm" svg:x="0cm" svg:y="-0.00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9. Jednegom Synaczka miała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Com Go z nieba być poznała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I tegom już postradała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Jenom sama się została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Ciężki ból cierpi me serce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Od żalu mi się rozpaść chc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2cm" draw:page-number="9" presentation:class="page"/>
          <draw:frame presentation:style-name="pr2" draw:text-style-name="P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lyt-slajdy" presentation:presentation-page-layout-name="AL1T0">
        <draw:frame presentation:style-name="pr1" draw:text-style-name="P2" draw:layer="layout" svg:width="28cm" svg:height="21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10. W radościm Go porodziła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Smutku żadnego nie miała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A teraz wszystkie, boleśc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Dręczą mnie dziś bez litości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Obymże Ja to mogła mieć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Żebym mogła teraz umrzeć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2cm" draw:page-number="10" presentation:class="page"/>
          <draw:frame presentation:style-name="pr2" draw:text-style-name="P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lyt-slajdy" presentation:presentation-page-layout-name="AL1T0">
        <draw:frame presentation:style-name="pr1" draw:text-style-name="P2" draw:layer="layout" svg:width="28cm" svg:height="21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11. Byś mi, synu, nisko wisiał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Wżdy byś ze mnie pomoc miał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Głowę bym Twoją podparła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Krew zsiadłą z lica otarła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Ale Cię nie mogę dosiąc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Tobie, Synu, nic dopomó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2cm" draw:page-number="11" presentation:class="page"/>
          <draw:frame presentation:style-name="pr2" draw:text-style-name="P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lyt-slajdy" presentation:presentation-page-layout-name="AL1T0">
        <draw:frame presentation:style-name="pr1" draw:text-style-name="P2" draw:layer="layout" svg:width="28cm" svg:height="21cm" svg:x="0cm" svg:y="-0.00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12. Anielskie się słowa mienią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Symeonowe się pełią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Anioł rzekł: Pełnaś miłości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A jam dziś pełna gorzkości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Symeon mi to powiedział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Iż me serc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miecz przebóść mia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2cm" draw:page-number="12" presentation:class="page"/>
          <draw:frame presentation:style-name="pr2" draw:text-style-name="P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slajdy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slajdy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lajdy-background" style:family="presentation">
      <style:graphic-properties draw:stroke="none" draw:fill="solid" draw:fill-color="#000000" draw:fill-image-width="0cm" draw:fill-image-height="0cm"/>
    </style:style>
    <style:style style:name="lyt-slajdy-backgroundobjects" style:family="presentation">
      <style:graphic-properties draw:shadow="hidden" draw:shadow-offset-x="0.3cm" draw:shadow-offset-y="0.3cm" draw:shadow-color="#808080"/>
    </style:style>
    <style:style style:name="lyt-slajdy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slajdy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lajdy-outline2" style:family="presentation" style:parent-style-name="lyt-slajd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lajdy-outline3" style:family="presentation" style:parent-style-name="lyt-slajd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lajdy-outline4" style:family="presentation" style:parent-style-name="lyt-slajd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lajdy-outline5" style:family="presentation" style:parent-style-name="lyt-slajd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lajdy-outline6" style:family="presentation" style:parent-style-name="lyt-slajd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lajdy-outline7" style:family="presentation" style:parent-style-name="lyt-slajd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lajdy-outline8" style:family="presentation" style:parent-style-name="lyt-slajd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lajdy-outline9" style:family="presentation" style:parent-style-name="lyt-slajd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lyt-slajdy-backgroundobjects">
      <style:graphic-properties draw:stroke="none" draw:fill="none" draw:fill-color="#ffffff" draw:auto-grow-height="false" fo:min-height="1.449cm"/>
    </style:style>
    <style:style style:name="pr2" style:family="presentation" style:parent-style-name="lyt-slajdy-backgroundobjects">
      <style:graphic-properties draw:stroke="none" draw:fill="none" draw:fill-color="#ffffff" draw:auto-grow-height="false" fo:min-height="1.397cm"/>
    </style:style>
    <style:style style:name="pr3" style:family="presentation" style:parent-style-name="lyt-slajdy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lyt-slajdy" style:page-layout-name="PM1" draw:style-name="dp1">
      <draw:frame presentation:style-name="lyt-slajdy-title" draw:layer="backgroundobjects" svg:width="25.199cm" svg:height="3.506cm" svg:x="1.4cm" svg:y="0.837cm" presentation:class="title" presentation:placeholder="true" presentation:user-transformed="true">
        <draw:text-box/>
      </draw:frame>
      <draw:frame presentation:style-name="lyt-slajdy-outline1" draw:layer="backgroundobjects" svg:width="25.199cm" svg:height="13.859cm" svg:x="1.4cm" svg:y="4.914cm" presentation:class="outline" presentation:placeholder="true" presentation:user-transformed="true">
        <draw:text-box/>
      </draw:frame>
      <draw:frame presentation:style-name="pr1" draw:text-style-name="P1" draw:layer="backgroundobjects" svg:width="6.523cm" svg:height="1.448cm" svg:x="1.4cm" svg:y="19.131cm" presentation:class="date-time" presentation:user-transformed="tru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 presentation:user-transformed="true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 presentation:user-transformed="true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lyt-slajdy-title" draw:layer="backgroundobjects" svg:width="13.968cm" svg:height="10.476cm" svg:x="3.809cm" svg:y="2.122cm" presentation:class="page"/>
        <draw:frame presentation:style-name="lyt-slajdy-notes" draw:layer="backgroundobjects" svg:width="17.271cm" svg:height="12.572cm" svg:x="2.159cm" svg:y="13.27cm" presentation:class="notes" presentation:placeholder="true" presentation:user-transformed="true">
          <draw:text-box/>
        </draw:frame>
        <draw:frame presentation:style-name="pr2" draw:text-style-name="P1" draw:layer="backgroundobjects" svg:width="9.369cm" svg:height="1.396cm" svg:x="0cm" svg:y="0cm" presentation:class="header" presentation:user-transformed="true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19cm" svg:y="0cm" presentation:class="date-time" presentation:user-transformed="tru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 presentation:user-transformed="true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19cm" svg:y="26.543cm" presentation:class="page-number" presentation:user-transformed="true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initial-creator>Maciej Wojtowicz</meta:initial-creator>
    <meta:creation-date>2006-04-11T18:10:31</meta:creation-date>
    <dc:creator>Rafał Talacha</dc:creator>
    <dc:date>2009-01-27T08:57:03</dc:date>
    <dc:language>pl-PL</dc:language>
    <meta:editing-cycles>13</meta:editing-cycles>
    <meta:editing-duration>PT36M50S</meta:editing-duration>
    <meta:user-defined meta:name="Info 1"/>
    <meta:user-defined meta:name="Info 2"/>
    <meta:user-defined meta:name="Info 3"/>
    <meta:user-defined meta:name="Info 4"/>
    <meta:document-statistic meta:object-count="57"/>
  </office:meta>
</office:document-meta>
</file>